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7658" officeooo:paragraph-rsid="00187658"/>
    </style:style>
    <style:style style:name="P2" style:family="paragraph" style:parent-style-name="Standard">
      <style:paragraph-properties fo:text-align="center" style:justify-single-word="false"/>
      <style:text-properties officeooo:rsid="00187658" officeooo:paragraph-rsid="00187658"/>
    </style:style>
    <style:style style:name="P3" style:family="paragraph" style:parent-style-name="Standard">
      <style:text-properties officeooo:rsid="00187658" officeooo:paragraph-rsid="002186d4"/>
    </style:style>
    <style:style style:name="P4" style:family="paragraph" style:parent-style-name="Standard">
      <style:text-properties officeooo:rsid="00187658" officeooo:paragraph-rsid="00235368"/>
    </style:style>
    <style:style style:name="P5" style:family="paragraph" style:parent-style-name="Standard">
      <style:text-properties fo:font-style="italic" officeooo:rsid="00187658" officeooo:paragraph-rsid="00187658" style:font-style-asian="italic" style:font-style-complex="italic"/>
    </style:style>
    <style:style style:name="P6" style:family="paragraph" style:parent-style-name="Standard">
      <style:text-properties officeooo:rsid="00196ac2" officeooo:paragraph-rsid="00196ac2"/>
    </style:style>
    <style:style style:name="P7" style:family="paragraph" style:parent-style-name="Standard">
      <style:text-properties officeooo:rsid="00196ac2" officeooo:paragraph-rsid="001ab594"/>
    </style:style>
    <style:style style:name="P8" style:family="paragraph" style:parent-style-name="Standard">
      <style:text-properties officeooo:rsid="00196ac2" officeooo:paragraph-rsid="00235368"/>
    </style:style>
    <style:style style:name="P9" style:family="paragraph" style:parent-style-name="Standard">
      <style:text-properties officeooo:rsid="00196ac2" officeooo:paragraph-rsid="002417e1"/>
    </style:style>
    <style:style style:name="P10" style:family="paragraph" style:parent-style-name="Standard">
      <style:text-properties officeooo:rsid="001e425b" officeooo:paragraph-rsid="002468c2"/>
    </style:style>
    <style:style style:name="P11" style:family="paragraph" style:parent-style-name="Standard">
      <style:text-properties officeooo:rsid="002016ad" officeooo:paragraph-rsid="002016ad"/>
    </style:style>
    <style:style style:name="P12" style:family="paragraph" style:parent-style-name="Standard">
      <style:text-properties officeooo:rsid="002186d4" officeooo:paragraph-rsid="002186d4"/>
    </style:style>
    <style:style style:name="P13" style:family="paragraph" style:parent-style-name="Standard">
      <style:text-properties officeooo:rsid="00235368" officeooo:paragraph-rsid="00235368"/>
    </style:style>
    <style:style style:name="P14" style:family="paragraph" style:parent-style-name="Standard">
      <style:text-properties officeooo:rsid="00235368" officeooo:paragraph-rsid="002417e1"/>
    </style:style>
    <style:style style:name="P15" style:family="paragraph" style:parent-style-name="Standard">
      <style:text-properties fo:font-size="10pt" officeooo:rsid="00196ac2" officeooo:paragraph-rsid="002016ad" style:font-size-asian="10pt" style:font-size-complex="10pt"/>
    </style:style>
    <style:style style:name="P16" style:family="paragraph" style:parent-style-name="Title">
      <style:text-properties officeooo:rsid="001f848e" officeooo:paragraph-rsid="001f848e"/>
    </style:style>
    <style:style style:name="P17" style:family="paragraph" style:parent-style-name="Standard">
      <style:text-properties officeooo:rsid="001cc52e" officeooo:paragraph-rsid="002417e1"/>
    </style:style>
    <style:style style:name="P18" style:family="paragraph" style:parent-style-name="Standard">
      <style:text-properties officeooo:rsid="001f848e" officeooo:paragraph-rsid="002468c2"/>
    </style:style>
    <style:style style:name="T1" style:family="text">
      <style:text-properties officeooo:rsid="00196ac2"/>
    </style:style>
    <style:style style:name="T2" style:family="text">
      <style:text-properties officeooo:rsid="001ab594"/>
    </style:style>
    <style:style style:name="T3" style:family="text">
      <style:text-properties officeooo:rsid="001ae81c"/>
    </style:style>
    <style:style style:name="T4" style:family="text">
      <style:text-properties officeooo:rsid="001b90c4"/>
    </style:style>
    <style:style style:name="T5" style:family="text">
      <style:text-properties officeooo:rsid="001cc52e"/>
    </style:style>
    <style:style style:name="T6" style:family="text">
      <style:text-properties officeooo:rsid="001e425b"/>
    </style:style>
    <style:style style:name="T7" style:family="text">
      <style:text-properties officeooo:rsid="001f848e"/>
    </style:style>
    <style:style style:name="T8" style:family="text">
      <style:text-properties officeooo:rsid="002016ad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2016ad"/>
    </style:style>
    <style:style style:name="T11" style:family="text">
      <style:text-properties style:text-position="super 58%" officeooo:rsid="002016ad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016ad"/>
    </style:style>
    <style:style style:name="T14" style:family="text">
      <style:text-properties style:text-position="0% 100%" officeooo:rsid="00235368"/>
    </style:style>
    <style:style style:name="T15" style:family="text">
      <style:text-properties officeooo:rsid="002186d4"/>
    </style:style>
    <style:style style:name="T16" style:family="text">
      <style:text-properties officeooo:rsid="00235368"/>
    </style:style>
    <style:style style:name="T17" style:family="text">
      <style:text-properties style:font-name="Courier New"/>
    </style:style>
    <style:style style:name="T18" style:family="text">
      <style:text-properties officeooo:rsid="002417e1"/>
    </style:style>
    <style:style style:name="T19" style:family="text">
      <style:text-properties officeooo:rsid="002493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ymmetric Avatar Paths</text:p>
      <text:p text:style-name="P2">by Sven Nilsen, 2020</text:p>
      <text:p text:style-name="P1"/>
      <text:p text:style-name="P5">In this paper I <text:span text:style-name="T6">present</text:span> <text:span text:style-name="T18">a model in logic of </text:span>knowledge, using “answered” <text:span text:style-name="T18">and “truth”</text:span> predicate<text:span text:style-name="T18">s</text:span>.<text:line-break/><text:span text:style-name="T7">I also derive efficient notation based on the intuition of Avatar Graphs, called symmetric avatar paths.</text:span></text:p>
      <text:p text:style-name="P1"/>
      <text:p text:style-name="P11">A symmetric avatar path is a 2-avatar over 1-avatar “<text:span text:style-name="T19">almost” </text:span>symmetric paths:</text:p>
      <text:p text:style-name="P11"/>
      <text:p text:style-name="P11"><text:span text:style-name="T17">∴</text:span><text:tab/>f<text:span text:style-name="T9">0</text:span>←[g<text:span text:style-name="T9">0</text:span>]<text:tab/>=&gt;<text:tab/>f<text:span text:style-name="T9">1</text:span>←[g<text:span text:style-name="T9">1</text:span>]<text:tab/><text:tab/><text:tab/>?[g<text:span text:style-name="T9">0</text:span> <text:span text:style-name="T15">=&gt;</text:span> g<text:span text:style-name="T9">1</text:span>]f<text:span text:style-name="T9">0</text:span> &lt;=&gt; f<text:span text:style-name="T9">1</text:span><text:span text:style-name="T12"><text:tab/><text:tab/></text:span><text:span text:style-name="T14">2-avatar</text:span></text:p>
      <text:p text:style-name="P3"><text:span text:style-name="T17">∴</text:span><text:tab/><text:span text:style-name="T8">f</text:span><text:span text:style-name="T10">0</text:span><text:span text:style-name="T8">←[g</text:span><text:span text:style-name="T10">0</text:span><text:span text:style-name="T8">] : T</text:span><text:span text:style-name="T11">n</text:span><text:span text:style-name="T8"> → A<text:tab/>f</text:span><text:span text:style-name="T10">1</text:span><text:span text:style-name="T8">←[g</text:span><text:span text:style-name="T10">1</text:span><text:span text:style-name="T8">] : T</text:span><text:span text:style-name="T11">n</text:span><text:span text:style-name="T8"> → B<text:tab/><text:tab/><text:tab/><text:tab/><text:tab/><text:tab/>1-avatars</text:span></text:p>
      <text:p text:style-name="P3"/>
      <text:p text:style-name="P3"><text:span text:style-name="T17">∵</text:span><text:tab/><text:span text:style-name="T8">f</text:span><text:span text:style-name="T10">0</text:span><text:span text:style-name="T8"> : A</text:span><text:span text:style-name="T11">n</text:span><text:span text:style-name="T8"> → A<text:tab/>f</text:span><text:span text:style-name="T10">1</text:span><text:span text:style-name="T8"> : B</text:span><text:span text:style-name="T11">n</text:span><text:span text:style-name="T8"> → B<text:tab/>g</text:span><text:span text:style-name="T10">0</text:span><text:span text:style-name="T13"> </text:span><text:span text:style-name="T8">: T → A<text:tab/>g</text:span><text:span text:style-name="T10">1</text:span><text:span text:style-name="T8"> : T → B</text:span></text:p>
      <text:p text:style-name="P1"/>
      <text:p text:style-name="P12">This notation requires some explanation to be understood,</text:p>
      <text:p text:style-name="P12">so I will use <text:span text:style-name="T18">a model in logic of </text:span>knowledge <text:span text:style-name="T18">a</text:span>s an example.</text:p>
      <text:p text:style-name="P1"/>
      <text:p text:style-name="P1">Assume there is a hidden state, a bit, which value is unknown.</text:p>
      <text:p text:style-name="P1">One can ask <text:span text:style-name="T8">two questions about the state:</text:span> “<text:span text:style-name="T8">Is the bit `0`?” or “Is the bit `1`?”.</text:span></text:p>
      <text:p text:style-name="P1"/>
      <text:p text:style-name="P1">The answer to one of these questions also answers the other. <text:span text:style-name="T1">This is true no matter what the answer is.</text:span></text:p>
      <text:p text:style-name="P6"><text:span text:style-name="T18">In first-order logic</text:span>, one can <text:span text:style-name="T18">use</text:span> <text:span text:style-name="T16">`answered` and `truth`</text:span> predicate<text:span text:style-name="T16">s</text:span> that take question<text:span text:style-name="T16">s</text:span> as argument<text:span text:style-name="T16">s</text:span>:</text:p>
      <text:p text:style-name="P1"/>
      <text:p text:style-name="P4"><text:tab/>answered(“Is the bit `0`?”) = answered(“Is the bit `1`?”)</text:p>
      <text:p text:style-name="P8"><text:tab/>truth(“Is the bit `0`?”) = not(truth(“Is the bit `1`?”))</text:p>
      <text:p text:style-name="P1"/>
      <text:p text:style-name="P4"><text:tab/><text:span text:style-name="T1">answered : question → bool</text:span></text:p>
      <text:p text:style-name="P4"><text:tab/><text:span text:style-name="T1">truth : question → bool</text:span></text:p>
      <text:p text:style-name="P1"/>
      <text:p text:style-name="P14">Notice the similarity to the symmetric path equation `g(f(a)) = h(g(a))` for <text:span text:style-name="T18">`f[g] &lt;=&gt; h` (one argument)</text:span>.</text:p>
      <text:p text:style-name="P13">However, instead of one equation, there are two, <text:span text:style-name="T18">and the symmetric path equation is not satisfied. Instead of symmetric paths, it would be nice to express the relationship between these two equations.</text:span></text:p>
      <text:p text:style-name="P13"/>
      <text:p text:style-name="P6"><text:span text:style-name="T2">O</text:span>ne can think about the `not` function <text:span text:style-name="T2">of truths</text:span> as <text:span text:style-name="T2">having the `id` function of answered values</text:span>:</text:p>
      <text:p text:style-name="P6"/>
      <text:p text:style-name="P9"><text:tab/>not<text:span text:style-name="T2">←[</text:span>truth<text:span text:style-name="T5">]</text:span><text:tab/>=&gt;<text:tab/>id<text:span text:style-name="T5">←[</text:span>answered<text:span text:style-name="T5">]<text:tab/>One function “implies” the other, but not same type</text:span></text:p>
      <text:p text:style-name="P17"><text:tab/>?[truth =&gt; answered]not &lt;=&gt; id<text:tab/><text:tab/>Symmetric avatar path <text:span text:style-name="T19">expresses this correctly</text:span></text:p>
      <text:p text:style-name="P6"/>
      <text:p text:style-name="P10">This <text:span text:style-name="T7">notation is a 2-avatar of </text:span>symmetric path, <text:span text:style-name="T7">by automatically creating 1-avatars of `not` and `id` for questions, both of type `question → bool`, but for different roles of questions. The role of a 2-avatar is to integrate information processed by 1-avatars. For more information, see the paper “Avatar Graphs”.<text:line-break/></text:span></text:p>
      <text:p text:style-name="P18">Some symmetric avatar paths, using a simplified notation `?` meaning `?[truth =&gt; answered]`:</text:p>
      <text:p text:style-name="P7"/>
      <text:p text:style-name="P15"><text:tab/>?<text:span text:style-name="T4">\false &lt;=&gt; \false<text:tab/><text:tab/><text:tab/></text:span>?<text:span text:style-name="T5">and &lt;=&gt; and<text:tab/><text:tab/>Notice that the answered functions model</text:span></text:p>
      <text:p text:style-name="P15"><text:tab/>?<text:span text:style-name="T4">not &lt;=&gt; id<text:tab/><text:tab/><text:tab/></text:span>?<text:span text:style-name="T5">or &lt;=&gt; and<text:tab/><text:tab/>which arguments truth functions depends on.</text:span></text:p>
      <text:p text:style-name="P15"><text:tab/>?<text:span text:style-name="T3">id &lt;=&gt; id<text:tab/><text:tab/><text:tab/></text:span>?<text:span text:style-name="T6">fst &lt;=&gt; fst<text:tab/><text:tab/>This means that knowledge basically tracks</text:span></text:p>
      <text:p text:style-name="P15"><text:tab/>?<text:span text:style-name="T4">\true &lt;=&gt; \false<text:tab/><text:tab/><text:tab/></text:span>?<text:span text:style-name="T6">snd &lt;=&gt; snd<text:tab/><text:tab/>flow of information from one place to anot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7:41:40.850705000</meta:creation-date>
    <dc:date>2020-04-12T20:05:14.540303000</dc:date>
    <meta:editing-duration>PT14M4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409" meta:character-count="2363" meta:non-whitespace-character-count="1950"/>
  </office:meta>
</office:document-meta>
</file>